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94.1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310.96pt"/>
    </style:style>
    <style:style style:name="co9" style:family="table-column">
      <style:table-column-properties fo:break-before="auto" style:column-width="113.95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269.04pt"/>
    </style:style>
    <style:style style:name="co12" style:family="table-column">
      <style:table-column-properties fo:break-before="auto" style:column-width="79.4pt"/>
    </style:style>
    <style:style style:name="co13" style:family="table-column">
      <style:table-column-properties fo:break-before="auto" style:column-width="231.56pt"/>
    </style:style>
    <style:style style:name="co14" style:family="table-column">
      <style:table-column-properties fo:break-before="auto" style:column-width="421.2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direct" table:style-name="ta1">
        <table:table-column table:style-name="co5" table:default-cell-style-name="ce33"/>
        <table:table-column table:style-name="co6" table:default-cell-style-name="Default"/>
        <table:table-column table:style-name="co7" table:default-cell-style-name="ce69"/>
        <table:table-column table:style-name="co3" table:number-columns-repeated="4" table:default-cell-style-name="ce69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69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 Ebook Day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column table:style-name="co1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2:59:42.593602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18T13:10:35.485299726</dc:date>
    <meta:editing-duration>P53DT3H3M35S</meta:editing-duration>
    <meta:editing-cycles>952</meta:editing-cycles>
    <meta:document-statistic meta:table-count="4" meta:cell-count="347" meta:object-count="0"/>
  </office:meta>
</office:document-meta>
</file>